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3mm"/>
    </style:style>
    <style:style style:name="co2" style:family="table-column">
      <style:table-column-properties fo:break-before="auto" style:column-width="34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order-left="none" fo:border-right="0.51pt solid #000000" fo:border-top="none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51pt solid #000000" fo:border-top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33" style:family="table-cell" style:parent-style-name="Default">
      <style:table-cell-properties fo:border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3" table:default-cell-style-name="ce20"/>
        <table:table-column table:style-name="co5" table:default-cell-style-name="ce20"/>
        <table:table-column table:style-name="co3" table:default-cell-style-name="ce20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8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Grindstone</text:p>
          </table:table-cell>
          <table:table-cell table:style-name="ce14" office:value-type="string" calcext:value-type="string">
            <text:p>Pulverizer</text:p>
          </table:table-cell>
          <table:table-cell table:style-name="ce14" office:value-type="string" calcext:value-type="string">
            <text:p>SAG Mill</text:p>
          </table:table-cell>
          <table:table-cell table:style-name="ce14" office:value-type="string" calcext:value-type="string">
            <text:p>Centrifuge</text:p>
          </table:table-cell>
          <table:table-cell table:style-name="ce29" table:number-columns-repeated="1017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15" office:value-type="string" calcext:value-type="string">
            <text:p>AppEng</text:p>
          </table:table-cell>
          <table:table-cell table:style-name="ce15" office:value-type="string" calcext:value-type="string">
            <text:p>ThermExp</text:p>
          </table:table-cell>
          <table:table-cell table:style-name="ce15" office:value-type="string" calcext:value-type="string">
            <text:p>EnderIO</text:p>
          </table:table-cell>
          <table:table-cell table:style-name="ce15" office:value-type="string" calcext:value-type="string">
            <text:p>Forestry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0" office:value-type="string" calcext:value-type="string">
            <text:p>EnderIO</text:p>
          </table:table-cell>
          <table:table-cell table:style-name="ce16" table:number-columns-repeated="4"/>
          <table:table-cell table:style-name="ce26"/>
          <table:table-cell table:style-name="ce31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2" draw:text-style-name="P2" svg:width="28.99mm" svg:height="25.71mm" svg:x="163.28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3" draw:text-style-name="P2" svg:width="28.99mm" svg:height="21.76mm" svg:x="186.65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 table:number-columns-repeated="2"/>
          <table:table-cell table:style-name="ce2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lv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34.67mm" draw:caption-point-x="-6.1mm" draw:caption-point-y="15.13mm">
              <dc:date>2015-07-04T00:00:00</dc:date>
              <text:p text:style-name="P1"><text:span text:style-name="T1">- 4x Platinum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34.67mm" draw:caption-point-x="-6.1mm" draw:caption-point-y="15.13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34.67mm" draw:caption-point-x="-6.1mm" draw:caption-point-y="15.13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/>
          <table:table-cell table:style-name="ce24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48.21mm" draw:caption-point-x="-6.1mm" draw:caption-point-y="15.14mm">
              <dc:date>2015-07-04T00:00:00</dc:date>
              <text:p text:style-name="P1"><text:span text:style-name="T1">- 4x Copper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7" draw:text-style-name="P2" svg:width="28.99mm" svg:height="84.96mm" svg:x="163.28mm" svg:y="48.21mm" draw:caption-point-x="-6.1mm" draw:caption-point-y="15.14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48.25mm" draw:caption-point-x="-6.1mm" draw:caption-point-y="15.1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61.76mm" draw:caption-point-x="-6.1mm" draw:caption-point-y="15.13mm">
              <dc:date>2015-07-04T00:00:00</dc:date>
              <text:p text:style-name="P1"><text:span text:style-name="T1">- 4x Tin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63.28mm" svg:y="61.76mm" draw:caption-point-x="-6.1mm" draw:caption-point-y="15.13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61.76mm" draw:caption-point-x="-6.1mm" draw:caption-point-y="15.13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115.48mm" svg:y="70.79mm" draw:caption-point-x="-6.1mm" draw:caption-point-y="15.14mm">
              <dc:date>2015-07-04T00:00:00</dc:date>
              <text:p text:style-name="P1"><text:span text:style-name="T1">- 4x Nickel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0.79mm" draw:caption-point-x="-6.1mm" draw:caption-point-y="15.14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70.83mm" draw:caption-point-x="-6.1mm" draw:caption-point-y="15.1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79.82mm" draw:caption-point-x="-6.1mm" draw:caption-point-y="15.14mm">
              <dc:date>2015-07-04T00:00:00</dc:date>
              <text:p text:style-name="P1"><text:span text:style-name="T1">- 4x Lea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79.82mm" draw:caption-point-x="-6.1mm" draw:caption-point-y="15.14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79.86mm" draw:caption-point-x="-6.1mm" draw:caption-point-y="15.1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115.48mm" svg:y="93.37mm" draw:caption-point-x="-6.1mm" draw:caption-point-y="15.13mm">
              <dc:date>2015-08-10T00:00:00</dc:date>
              <text:p text:style-name="P1"><text:span text:style-name="T1">- 4x Gold Grains (Extra Bees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63.28mm" svg:y="93.37mm" draw:caption-point-x="-6.1mm" draw:caption-point-y="15.13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93.4mm" draw:caption-point-x="-6.1mm" draw:caption-point-y="15.1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4"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style-name="ce27" office:value-type="string" calcext:value-type="string">
            <office:annotation draw:style-name="gr1" draw:text-style-name="P2" svg:width="28.99mm" svg:height="9.91mm" svg:x="209.23mm" svg:y="102.43mm" draw:caption-point-x="-6.1mm" draw:caption-point-y="15.1mm">
              <dc:date>2015-08-12T00:00:00</dc:date>
              <text:p text:style-name="P1"><text:span text:style-name="T1">- Shadow Comb (ExtraBees)</text:span></text:p>
            </office:annotation>
            <text:p>chang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bsidian Dust</text:p>
          </table:table-cell>
          <table:table-cell table:style-name="ce5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8" draw:text-style-name="P2" svg:width="28.99mm" svg:height="17.81mm" svg:x="163.28mm" svg:y="106.92mm" draw:caption-point-x="-6.1mm" draw:caption-point-y="15.13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1" draw:text-style-name="P2" svg:width="28.99mm" svg:height="9.91mm" svg:x="186.65mm" svg:y="106.95mm" draw:caption-point-x="-6.1mm" draw:caption-point-y="15.1mm">
              <dc:date>2015-08-12T00:00:00</dc:date>
              <text:p text:style-name="P1"><text:span text:style-name="T1">- Obsidian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2" office:value-type="string" calcext:value-type="string">
            <text:p>Thermal Foundation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5" draw:text-style-name="P2" svg:width="28.99mm" svg:height="13.86mm" svg:x="163.28mm" svg:y="111.43mm" draw:caption-point-x="-6.1mm" draw:caption-point-y="15.14mm">
              <dc:date>2015-08-10T00:00:00</dc:date>
              <text:p text:style-name="P1"><text:span text:style-name="T1">- Basalz Rod (Thermal Foundation)</text:span></text:p>
            </office:annotation>
            <text:p>changed</text:p>
          </table:table-cell>
          <table:table-cell table:style-name="ce21" table:number-columns-repeated="2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thri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9" draw:text-style-name="P2" svg:width="28.99mm" svg:height="41.51mm" svg:x="163.28mm" svg:y="120.46mm" draw:caption-point-x="-6.1mm" draw:caption-point-y="15.14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20.46mm" draw:caption-point-x="-6.1mm" draw:caption-point-y="15.14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disabl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ronze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13.86mm" svg:x="115.48mm" svg:y="129.5mm" draw:caption-point-x="-6.1mm" draw:caption-point-y="15.13mm">
              <dc:date>2015-08-12T00:00:00</dc:date>
              <text:p text:style-name="P1"><text:span text:style-name="T1">- 3xCopper Dust (OreDict) + Tin Dust (OreDict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10" draw:text-style-name="P2" svg:width="28.99mm" svg:height="9.91mm" svg:x="163.28mm" svg:y="129.53mm" draw:caption-point-x="-6.1mm" draw:caption-point-y="15.1mm">
              <dc:date>2015-08-12T00:00:00</dc:date>
              <text:p text:style-name="P1">- Bronze Ingot (OreDic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29.49mm" draw:caption-point-x="-6.1mm" draw:caption-point-y="15.14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table:style-name="ce5" office:value-type="string" calcext:value-type="string">
            <text:p>Ste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63.28mm" svg:y="134.04mm" draw:caption-point-x="-6.1mm" draw:caption-point-y="15.1mm">
              <dc:date>2015-08-12T00:00:00</dc:date>
              <text:p text:style-name="P1">- Steel Ingot (OreDic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34mm" draw:caption-point-x="-6.1mm" draw:caption-point-y="15.14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4" office:value-type="string" calcext:value-type="string">
            <text:p>Thermal Foundation</text:p>
          </table:table-cell>
          <table:table-cell table:style-name="ce22" office:value-type="string" calcext:value-type="string">
            <text:p>disabled</text:p>
          </table:table-cell>
          <table:table-cell table:style-name="ce25" office:value-type="string" calcext:value-type="string">
            <text:p>unchangeable</text:p>
          </table:table-cell>
          <table:table-cell table:style-name="ce22" office:value-type="string" calcext:value-type="string">
            <text:p>disabled</text:p>
          </table:table-cell>
          <table:table-cell table:style-name="ce17" office:value-type="string" calcext:value-type="string">
            <text:p>disabled</text:p>
          </table:table-cell>
          <table:table-cell table:style-name="ce28"/>
          <table:table-cell table:style-name="ce33" table:number-columns-repeated="1017"/>
        </table:table-row>
        <table:table-row table:style-name="ro1">
          <table:table-cell table:style-name="ce5" office:value-type="string" calcext:value-type="string">
            <text:p>Electr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7.81mm" svg:x="115.48mm" svg:y="143.04mm" draw:caption-point-x="-6.1mm" draw:caption-point-y="15.13mm">
              <dc:date>2015-08-12T00:00:00</dc:date>
              <text:p text:style-name="P1"><text:span text:style-name="T1">- Gold Dust (OreDict) + Silver Dust (OreDict)</text:span></text:p>
            </office:annotation>
            <text:p>changed</text:p>
          </table:table-cell>
          <table:table-cell table:style-name="ce21"/>
          <table:table-cell table:style-name="ce18" office:value-type="string" calcext:value-type="string">
            <office:annotation draw:style-name="gr1" draw:text-style-name="P2" svg:width="28.99mm" svg:height="9.91mm" svg:x="163.28mm" svg:y="143.07mm" draw:caption-point-x="-6.1mm" draw:caption-point-y="15.1mm">
              <dc:date>2015-08-12T00:00:00</dc:date>
              <text:p text:style-name="P1">- Electrum Ingot (OreDic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43.03mm" draw:caption-point-x="-6.1mm" draw:caption-point-y="15.14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number-columns-repeated="2" table:style-name="ce22" office:value-type="string" calcext:value-type="string">
            <text:p>disabl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ar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63.28mm" svg:y="152.07mm" draw:caption-point-x="-6.1mm" draw:caption-point-y="15.1mm">
              <dc:date>2015-08-12T00:00:00</dc:date>
              <text:p text:style-name="P1">- Charcoal (OreDic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er Pear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3"/>
          <table:table-cell table:style-name="ce18" office:value-type="string" calcext:value-type="string">
            <office:annotation draw:style-name="gr2" draw:text-style-name="P2" svg:width="28.99mm" svg:height="25.71mm" svg:x="186.65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2" office:value-type="string" calcext:value-type="string">
            <text:p>disabl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balt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29.66mm" svg:x="163.28mm" svg:y="170.13mm" draw:caption-point-x="-6.1mm" draw:caption-point-y="15.1mm">
              <dc:date>2015-08-12T00:00:00</dc:date>
              <text:p text:style-name="P1">- Cobalt Ore (OreDict)</text:p>
              <text:p text:style-name="P1">- Cobalt Ingot (OreDict)</text:p>
              <text:p text:style-name="P1">- Native Cobalt Cluster (Thaumcraft)</text:p>
            </office:annotation>
            <text:p>changed</text:p>
          </table:table-cell>
          <table:table-cell table:style-name="ce18" office:value-type="string" calcext:value-type="string">
            <office:annotation draw:style-name="gr2" draw:text-style-name="P2" svg:width="28.99mm" svg:height="25.71mm" svg:x="186.65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changed</text:p>
          </table:table-cell>
          <table:table-cell table:style-name="ce21"/>
          <table:table-cell table:style-name="ce32"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.00.0000</text:date>, <text:time style:data-style-name="N2" text:time-value="11:39:41.0684649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12T17:53:30.665507057</dc:date>
    <meta:editing-duration>PT18H38M46S</meta:editing-duration>
    <meta:editing-cycles>66</meta:editing-cycles>
    <meta:generator>LibreOffice/4.4.5.2$Linux_X86_64 LibreOffice_project/40m0$Build-2</meta:generator>
    <meta:document-statistic meta:table-count="1" meta:cell-count="191" meta:object-count="0"/>
  </office:meta>
</office:document-meta>
</file>